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A0000014AF5724124.png"/>
  <manifest:file-entry manifest:media-type="image/png" manifest:full-path="Pictures/10000000000000400000004077CDC8F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>
        <presentation:sound xlink:href="../../../../../!OT/samples/english/presentations/Orgchart.sdd" xlink:type="simple" xlink:show="new" xlink:actuate="onRequest"/>
      </style:drawing-page-properties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textarea-horizontal-align="center" draw:textarea-vertical-align="middle"/>
    </style:style>
    <style:style style:name="gr2" style:family="graphic" style:parent-style-name="standard" style:list-style-name="L2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Schwarz_20_45_20_Grad" draw:fill-image-name="Bitmape_20_1" draw:fill-image-width="1cm" draw:fill-image-height="1cm" draw:shadow="hidden" draw:shadow-offset-x="0.3cm" draw:shadow-offset-y="0.3cm" draw:shadow-color="#808080"/>
    </style:style>
    <style:style style:name="gr3" style:family="graphic" style:parent-style-name="standard" style:list-style-name="L2">
      <style:graphic-properties draw:textarea-horizontal-align="center" draw:textarea-vertical-align="middle"/>
    </style:style>
    <style:style style:name="gr4" style:family="graphic" style:parent-style-name="standard" style:list-style-name="L2">
      <style:graphic-properties draw:textarea-horizontal-align="center" draw:textarea-vertical-align="middle"/>
    </style:style>
    <style:style style:name="gr5" style:family="graphic" style:parent-style-name="objectwithshadow">
      <style:graphic-properties draw:fill-color="#cccccc" draw:textarea-horizontal-align="center" draw:textarea-vertical-align="middle"/>
    </style:style>
    <style:style style:name="gr6" style:family="graphic" style:parent-style-name="standard">
      <style:graphic-properties draw:fill="solid" draw:fill-color="#999999" draw:fill-hatch-name="Schwarz_20_45_20_Grad" draw:textarea-horizontal-align="center" draw:textarea-vertical-align="middle"/>
    </style:style>
    <style:style style:name="gr7" style:family="graphic" style:parent-style-name="standard" style:list-style-name="L1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9999" draw:fill-gradient-name="Gradient_20_7" draw:fill-hatch-name="Schwarz_20_45_20_Grad" draw:fill-image-name="Bitmape_20_1" draw:fill-image-width="1cm" draw:fill-image-height="1cm" draw:textarea-horizontal-align="left" draw:textarea-vertical-align="middle" draw:shadow="hidden" draw:shadow-offset-x="0.3cm" draw:shadow-offset-y="0.3cm" draw:shadow-color="#808080" draw:shadow-opacity="100%"/>
    </style:style>
    <style:style style:name="gr8" style:family="graphic" style:parent-style-name="standard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9999" draw:fill-gradient-name="Gradient_20_7" draw:fill-hatch-name="Schwarz_20_45_20_Grad" draw:fill-image-name="Bitmape_20_1" draw:fill-image-width="1cm" draw:fill-image-height="1cm" draw:shadow="hidden" draw:shadow-offset-x="0.3cm" draw:shadow-offset-y="0.3cm" draw:shadow-color="#808080"/>
    </style:style>
    <style:style style:name="gr9" style:family="graphic" style:parent-style-name="text">
      <style:graphic-properties fo:min-height="1.868cm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svg:stroke-color="#000000" draw:fill="none" draw:fill-color="#ffffff" fo:min-height="1.361cm"/>
    </style:style>
    <style:style style:name="gr12" style:family="graphic" style:parent-style-name="standard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e6e6e6" draw:fill-gradient-name="Gradient_20_7" draw:fill-hatch-name="Schwarz_20_45_20_Grad" draw:fill-image-name="Bitmape_20_1" draw:fill-image-width="1cm" draw:fill-image-height="1cm" draw:textarea-horizontal-align="left" draw:textarea-vertical-align="middle" fo:padding-left="0.1cm" draw:shadow="hidden" draw:shadow-offset-x="0.3cm" draw:shadow-offset-y="0.3cm" draw:shadow-color="#808080" draw:shadow-opacity="100%"/>
    </style:style>
    <style:style style:name="gr13" style:family="graphic" style:parent-style-name="standard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Schwarz_20_45_20_Grad" draw:fill-image-name="Bitmape_20_1" draw:fill-image-width="1cm" draw:fill-image-height="1cm" draw:textarea-horizontal-align="left" draw:textarea-vertical-align="middle" fo:padding-left="0.1cm" draw:shadow="hidden" draw:shadow-offset-x="0.3cm" draw:shadow-offset-y="0.3cm" draw:shadow-color="#808080" draw:shadow-opacity="100%"/>
    </style:style>
    <style:style style:name="gr14" style:family="graphic" style:parent-style-name="standard">
      <style:graphic-properties draw:fill-color="#e6e6e6" draw:textarea-horizontal-align="left" draw:textarea-vertical-align="middle" fo:padding-left="0.1cm"/>
    </style:style>
    <style:style style:name="gr15" style:family="graphic" style:parent-style-name="standard">
      <style:graphic-properties draw:textarea-horizontal-align="left" draw:textarea-vertical-align="middle" fo:padding-left="0.1cm"/>
    </style:style>
    <style:style style:name="gr16" style:family="graphic" style:parent-style-name="standard" style:list-style-name="L2"/>
    <style:style style:name="gr17" style:family="graphic" style:parent-style-name="standard" style:list-style-name="L2"/>
    <style:style style:name="gr18" style:family="graphic" style:parent-style-name="standard" style:list-style-name="L2"/>
    <style:style style:name="gr19" style:family="graphic" style:parent-style-name="standard">
      <style:graphic-properties draw:stroke="none" svg:stroke-color="#000000" draw:fill="none" draw:fill-color="#ffffff" fo:min-height="1.79cm"/>
    </style:style>
    <style:style style:name="gr20" style:family="graphic" style:parent-style-name="standard" style:list-style-name="L2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Schwarz_20_45_20_Grad" draw:fill-image-name="Bitmape_20_1" draw:fill-image-width="1cm" draw:fill-image-height="1cm" draw:textarea-horizontal-align="left" draw:textarea-vertical-align="middle" draw:shadow="hidden" draw:shadow-offset-x="0.3cm" draw:shadow-offset-y="0.3cm" draw:shadow-color="#808080" draw:shadow-opacity="100%"/>
    </style:style>
    <style:style style:name="gr21" style:family="graphic" style:parent-style-name="standard">
      <style:graphic-properties draw:fill="solid" draw:fill-color="#c0c0c0" draw:fill-hatch-name="Schwarz_20_45_20_Grad" draw:textarea-horizontal-align="center" draw:textarea-vertical-align="middle"/>
    </style:style>
    <style:style style:name="gr22" style:family="graphic" style:parent-style-name="standard">
      <style:graphic-properties draw:stroke="none" svg:stroke-color="#000000" draw:fill="none" draw:fill-color="#ffffff" fo:min-height="1.011cm"/>
    </style:style>
    <style:style style:name="gr23" style:family="graphic" style:parent-style-name="standard">
      <style:graphic-properties draw:stroke="none" svg:stroke-color="#000000" draw:fill="none" draw:fill-color="#ffffff" fo:min-height="1.75cm"/>
    </style:style>
    <style:style style:name="gr24" style:family="graphic" style:parent-style-name="standard" style:list-style-name="L2"/>
    <style:style style:name="gr25" style:family="graphic" style:parent-style-name="standard" style:list-style-name="L2"/>
    <style:style style:name="gr26" style:family="graphic" style:parent-style-name="standard">
      <style:graphic-properties draw:stroke="none" svg:stroke-color="#000000" draw:fill="none" draw:fill-color="#ffffff" fo:min-height="1.245cm"/>
    </style:style>
    <style:style style:name="gr27" style:family="graphic" style:parent-style-name="objectwithshadow">
      <style:graphic-properties draw:fill-color="#e6e6e6" draw:textarea-horizontal-align="center" draw:textarea-vertical-align="middle" draw:shadow-color="#c0c0c0"/>
    </style:style>
    <style:style style:name="gr28" style:family="graphic" style:parent-style-name="standard">
      <style:graphic-properties draw:fill="solid" draw:fill-color="#cccccc" draw:fill-hatch-name="Schwarz_20_45_20_Grad" draw:textarea-horizontal-align="center" draw:textarea-vertical-align="middle"/>
    </style:style>
    <style:style style:name="gr29" style:family="graphic" style:parent-style-name="standard" style:list-style-name="L2"/>
    <style:style style:name="gr30" style:family="graphic" style:parent-style-name="standard">
      <style:graphic-properties draw:textarea-horizontal-align="center" draw:textarea-vertical-align="middle"/>
    </style:style>
    <style:style style:name="gr31" style:family="graphic" style:parent-style-name="standard">
      <style:graphic-properties draw:stroke="none" draw:fill="none" draw:fill-color="#e6e6e6" draw:textarea-horizontal-align="center" draw:textarea-vertical-align="middle"/>
    </style:style>
    <style:style style:name="gr32" style:family="graphic" style:parent-style-name="standard">
      <style:graphic-properties draw:fill-color="#ffffff" draw:textarea-horizontal-align="center" draw:textarea-vertical-align="middle"/>
    </style:style>
    <style:style style:name="gr33" style:family="graphic" style:parent-style-name="standard">
      <style:graphic-properties draw:fill-color="#ffff00" draw:textarea-horizontal-align="center" draw:textarea-vertical-align="middle"/>
    </style:style>
    <style:style style:name="gr34" style:family="graphic" style:parent-style-name="standard">
      <style:graphic-properties draw:stroke="none" svg:stroke-color="#000000" draw:fill="none" draw:fill-color="#ffffff" fo:min-height="1.323cm"/>
    </style:style>
    <style:style style:name="gr35" style:family="graphic" style:parent-style-name="objectwithoutfill">
      <style:graphic-properties svg:stroke-color="#c0c0c0" draw:fill="none"/>
    </style:style>
    <style:style style:name="gr36" style:family="graphic" style:parent-style-name="standard">
      <style:graphic-properties draw:stroke="none" svg:stroke-color="#000000" draw:fill="none" draw:fill-color="#ffffff" fo:min-height="0.856cm"/>
    </style:style>
    <style:style style:name="gr37" style:family="graphic" style:parent-style-name="standard">
      <style:graphic-properties draw:fill="solid" draw:fill-color="#e6e6e6" draw:fill-hatch-name="Schwarz_20_45_20_Grad" draw:textarea-horizontal-align="center" draw:textarea-vertical-align="middle"/>
    </style:style>
    <style:style style:name="pr1" style:family="presentation" style:parent-style-name="Standard1-notes">
      <style:graphic-properties draw:fill-color="#ffffff" draw:auto-grow-height="true" fo:min-height="11.41cm"/>
    </style:style>
    <style:style style:name="pr2" style:family="presentation" style:parent-style-name="Standard1-notes">
      <style:graphic-properties draw:fill-color="#ffffff" fo:min-height="11.41cm"/>
    </style:style>
    <style:style style:name="pr3" style:family="presentation" style:parent-style-name="Standard1-backgroundobjects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.6cm" fo:margin-right="0cm" fo:margin-top="0cm" fo:margin-bottom="0cm" fo:line-height="100%" fo:text-align="center" text:enable-numbering="false" fo:text-indent="-0.6cm">
        <style:tab-stops/>
      </style:paragraph-properties>
      <style:text-properties fo:color="#000000" style:text-outline="false" style:text-line-through-style="none" fo:font-family="'Times New Roman', Times" style:font-family-generic="roman" style:font-pitch="variable" fo:font-size="24pt" fo:font-style="normal" fo:text-shadow="none" style:text-underline-style="none" fo:font-weight="normal"/>
    </style:style>
    <style:style style:name="P3" style:family="paragraph">
      <style:paragraph-properties fo:margin-left="0.6cm" fo:margin-right="0cm" fo:margin-top="0cm" fo:margin-bottom="0cm" fo:line-height="100%" fo:text-align="start" text:enable-numbering="false" fo:text-indent="-0.6cm">
        <style:tab-stops/>
      </style:paragraph-properties>
    </style:style>
    <style:style style:name="P4" style:family="paragraph">
      <style:paragraph-properties fo:margin-left="0cm" fo:margin-right="0cm" text:enable-numbering="false" fo:text-indent="0cm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fo:font-family="'Times New Roman', Times" style:font-family-generic="roman" style:font-pitch="variable" fo:font-size="14pt" fo:font-style="normal" fo:text-shadow="none" style:text-underline-style="none" fo:font-weight="normal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fo:font-family="'Times New Roman', Times" style:font-family-generic="roman" style:font-pitch="variable" fo:font-size="24pt" fo:font-style="normal" fo:text-shadow="none" style:text-underline-style="none" fo:font-weight="normal"/>
    </style:style>
    <style:style style:name="P7" style:family="paragraph">
      <style:paragraph-properties fo:margin-left="0cm" fo:margin-right="0cm" fo:margin-top="0cm" fo:margin-bottom="0cm" fo:line-height="100%" fo:text-align="start" text:enable-numbering="false" fo:text-indent="0cm">
        <style:tab-stops/>
      </style:paragraph-properties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align="start" text:enable-numbering="false" fo:text-indent="0cm"/>
    </style:style>
    <style:style style:name="P10" style:family="paragraph"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Times New Roman', Times" style:font-family-generic="roman" style:font-pitch="variable" fo:font-size="14pt" fo:font-style="normal" fo:text-shadow="none" style:text-underline-style="none" fo:font-weight="normal"/>
    </style:style>
    <style:style style:name="P11" style:family="paragraph">
      <style:paragraph-properties fo:margin-left="0cm" fo:margin-right="0cm" fo:text-align="center" text:enable-numbering="false" fo:text-indent="0cm"/>
    </style:style>
    <style:style style:name="P12" style:family="paragraph">
      <style:paragraph-properties fo:text-align="start"/>
    </style:style>
    <style:style style:name="P13" style:family="paragraph">
      <style:paragraph-properties fo:text-align="start"/>
      <style:text-properties fo:font-size="20pt"/>
    </style:style>
    <style:style style:name="P14" style:family="paragraph">
      <style:paragraph-properties fo:margin-left="0.6cm" fo:margin-right="0cm" fo:margin-top="0cm" fo:margin-bottom="0cm" fo:line-height="100%" fo:text-align="start" text:enable-numbering="false" fo:text-indent="-0.6cm">
        <style:tab-stops/>
      </style:paragraph-properties>
      <style:text-properties fo:color="#000000" style:text-outline="false" style:text-line-through-style="none" fo:font-family="'Times New Roman', Times" style:font-family-generic="roman" style:font-pitch="variable" fo:font-size="14pt" fo:font-style="normal" fo:text-shadow="none" style:text-underline-style="none" fo:font-weight="normal"/>
    </style:style>
    <style:style style:name="P15" style:family="paragraph"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Times New Roman', Times" style:font-family-generic="roman" style:font-pitch="variable" fo:font-size="20pt" fo:font-style="normal" fo:text-shadow="none" style:text-underline-style="none" fo:font-weight="normal"/>
    </style:style>
    <style:style style:name="P16" style:family="paragraph">
      <style:paragraph-properties fo:margin-left="0cm" fo:margin-right="0cm" fo:margin-top="0cm" fo:margin-bottom="0cm" fo:line-height="100%" fo:text-align="start" text:enable-numbering="false" fo:text-indent="0cm"/>
    </style:style>
    <style:style style:name="P17" style:family="paragraph">
      <style:paragraph-properties fo:margin-left="0cm" fo:margin-right="0cm" fo:margin-top="0cm" fo:margin-bottom="0cm" fo:line-height="100%" fo:text-align="start" fo:text-indent="0cm"/>
      <style:text-properties fo:color="#800000" style:text-outline="false" style:text-line-through-style="none" fo:font-family="'Times New Roman', Times" style:font-family-generic="roman" style:font-pitch="variable" fo:font-size="20pt" fo:font-style="normal" fo:text-shadow="none" style:text-underline-style="none" fo:font-weight="normal"/>
    </style:style>
    <style:style style:name="T1" style:family="text">
      <style:text-properties fo:color="#ff0000" style:text-outline="false" style:text-line-through-style="none" style:text-position="0% 100%" fo:font-family="Arial, Helvetica" style:font-style-name="Standard" fo:font-size="36pt" fo:letter-spacing="normal" fo:font-style="normal" fo:text-shadow="none" style:text-underline-style="none" fo:font-weight="bold" style:text-underline-mode="continuous" style:text-line-through-mode="continuous" style:letter-kerning="false" style:text-scale="0%"/>
    </style:style>
    <style:style style:name="T2" style:family="text">
      <style:text-properties fo:font-size="20pt"/>
    </style:style>
    <style:style style:name="T3" style:family="text">
      <style:text-properties fo:color="#c0c0c0" style:text-outline="false" style:text-line-through-style="none" style:text-position="0% 100%" fo:font-family="'Times New Roman', Times" style:font-family-generic="roman" style:font-pitch="variable" fo:font-size="20pt" fo:letter-spacing="normal" fo:font-style="normal" fo:text-shadow="none" style:text-underline-style="none" fo:font-weight="bold" style:text-underline-mode="continuous" style:text-line-through-mode="continuous" style:letter-kerning="false" style:text-scale="0%"/>
    </style:style>
    <style:style style:name="T4" style:family="text">
      <style:text-properties fo:color="#000000" style:text-outline="false" style:text-line-through-style="none" fo:font-family="'Times New Roman', Times" style:font-family-generic="roman" style:font-pitch="variable" fo:font-size="20pt" fo:font-style="normal" fo:text-shadow="none" style:text-underline-style="none" fo:font-weight="normal"/>
    </style:style>
    <text:list-style style:name="L1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Departments" draw:style-name="dp1" draw:master-page-name="Standard1">
        <office:forms form:automatic-focus="false" form:apply-design-mode="false"/>
        <draw:rect draw:style-name="gr1" draw:text-style-name="P1" draw:layer="layout" svg:width="2.996cm" svg:height="2.335cm" svg:x="0.311cm" svg:y="18.365cm">
          <text:p text:style-name="P8"/>
        </draw:rect>
        <draw:connector draw:style-name="gr2" draw:text-style-name="P2" draw:layer="layout" svg:x1="7.197cm" svg:y1="6.809cm" svg:x2="12.763cm" svg:y2="17.042cm" draw:start-shape="id1" draw:start-glue-point="2" draw:end-shape="id2" draw:end-glue-point="3">
          <text:p text:style-name="P8"/>
        </draw:connector>
        <draw:connector draw:style-name="gr3" draw:text-style-name="P3" draw:layer="layout" svg:x1="7.197cm" svg:y1="6.809cm" svg:x2="12.762cm" svg:y2="8.365cm" draw:start-shape="id1" draw:start-glue-point="2" draw:end-shape="id3" draw:end-glue-point="3">
          <text:p text:style-name="P8"/>
        </draw:connector>
        <draw:connector draw:style-name="gr4" draw:text-style-name="P3" draw:layer="layout" svg:x1="7.197cm" svg:y1="6.809cm" svg:x2="12.763cm" svg:y2="12.724cm" draw:start-shape="id1" draw:start-glue-point="2" draw:end-shape="id4" draw:end-glue-point="3">
          <text:p text:style-name="P8"/>
        </draw:connector>
        <draw:g>
          <draw:rect draw:style-name="gr5" draw:id="id1" draw:layer="layout" svg:width="6.07cm" svg:height="2.802cm" svg:x="4.162cm" svg:y="4.007cm">
            <text:p text:style-name="P4">Management</text:p>
          </draw:rect>
          <draw:polygon draw:style-name="gr6" draw:text-style-name="P1" draw:layer="layout" svg:width="0.895cm" svg:height="0.895cm" svg:x="9.338cm" svg:y="5.914cm" svg:viewBox="0 0 896 896" draw:points="0,895 895,895 895,0">
            <office:event-listeners>
              <presentation:event-listener script:event-name="dom:click" presentation:action="show" xlink:href="#Management" xlink:type="simple" xlink:show="new" xlink:actuate="onRequest"/>
            </office:event-listeners>
            <text:p text:style-name="P8"/>
          </draw:polygon>
        </draw:g>
        <draw:g>
          <draw:rect draw:style-name="gr5" draw:id="id3" draw:layer="layout" svg:width="6.07cm" svg:height="2.802cm" svg:x="12.762cm" svg:y="6.964cm">
            <text:p text:style-name="P4">Sales</text:p>
          </draw:rect>
          <draw:polygon draw:style-name="gr6" draw:text-style-name="P1" draw:layer="layout" svg:width="0.895cm" svg:height="0.895cm" svg:x="17.938cm" svg:y="8.873cm" svg:viewBox="0 0 896 896" draw:points="0,895 895,895 895,0">
            <office:event-listeners>
              <presentation:event-listener script:event-name="dom:click" presentation:action="show" xlink:href="#Sales" xlink:type="simple" xlink:show="new" xlink:actuate="onRequest"/>
            </office:event-listeners>
            <text:p text:style-name="P8"/>
          </draw:polygon>
        </draw:g>
        <draw:g draw:id="id4">
          <draw:rect draw:style-name="gr5" draw:layer="layout" svg:width="6.07cm" svg:height="2.802cm" svg:x="12.763cm" svg:y="11.323cm">
            <text:p text:style-name="P4">Purchasing</text:p>
          </draw:rect>
          <draw:polygon draw:style-name="gr7" draw:text-style-name="P5" draw:layer="layout" svg:width="0.9cm" svg:height="0.9cm" svg:x="17.933cm" svg:y="13.223cm" svg:viewBox="0 0 901 901" draw:points="0,900 900,900 900,0">
            <office:event-listeners>
              <presentation:event-listener script:event-name="dom:click" presentation:action="show" xlink:href="#Purchasing" xlink:type="simple" xlink:show="new" xlink:actuate="onRequest"/>
            </office:event-listeners>
            <text:p text:style-name="P8"/>
          </draw:polygon>
        </draw:g>
        <draw:g draw:id="id2">
          <draw:rect draw:style-name="gr5" draw:layer="layout" svg:width="6.07cm" svg:height="2.802cm" svg:x="12.763cm" svg:y="15.641cm">
            <text:p text:style-name="P4">Administration</text:p>
          </draw:rect>
          <draw:polygon draw:style-name="gr8" draw:text-style-name="P6" draw:layer="layout" svg:width="0.895cm" svg:height="0.895cm" svg:x="17.938cm" svg:y="17.549cm" svg:viewBox="0 0 896 896" draw:points="0,895 895,895 895,0">
            <office:event-listeners>
              <presentation:event-listener script:event-name="dom:click" presentation:action="show" xlink:href="#Administration" xlink:type="simple" xlink:show="new" xlink:actuate="onRequest"/>
            </office:event-listeners>
            <text:p text:style-name="P8"/>
          </draw:polygon>
        </draw:g>
        <draw:frame draw:style-name="gr9" draw:layer="layout" svg:width="10.389cm" svg:height="1.868cm" svg:x="15.758cm" svg:y="0.467cm">
          <draw:text-box>
            <text:p text:style-name="P7"><text:span text:style-name="T1">Departments</text:span></text:p>
          </draw:text-box>
        </draw:frame>
        <presentation:notes draw:style-name="dp2">
          <draw:page-thumbnail draw:style-name="gr10" draw:layer="layout" svg:width="13.705cm" svg:height="10.279cm" svg:x="3.647cm" svg:y="2.853cm" draw:page-number="1" presentation:class="page"/>
          <draw:frame presentation:style-name="pr1" draw:text-style-name="P8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Management" draw:style-name="dp1" draw:master-page-name="Standard1">
        <draw:frame draw:style-name="gr11" draw:layer="layout" svg:width="11.4cm" svg:height="1.423cm" svg:x="15.758cm" svg:y="0.723cm">
          <draw:text-box>
            <text:p text:style-name="P7"><text:span text:style-name="T1">Management</text:span></text:p>
          </draw:text-box>
        </draw:frame>
        <draw:g>
          <draw:rect draw:style-name="gr5" draw:id="id6" draw:layer="layout" svg:width="6.07cm" svg:height="2.802cm" svg:x="16.966cm" svg:y="8.095cm">
            <text:p text:style-name="P4">Sales</text:p>
          </draw:rect>
          <draw:polygon draw:style-name="gr6" draw:text-style-name="P1" draw:layer="layout" svg:width="0.895cm" svg:height="0.895cm" svg:x="22.142cm" svg:y="10.004cm" svg:viewBox="0 0 896 896" draw:points="0,895 895,895 895,0">
            <office:event-listeners>
              <presentation:event-listener script:event-name="dom:click" presentation:action="show" xlink:href="#Sales" xlink:type="simple" xlink:show="new" xlink:actuate="onRequest"/>
            </office:event-listeners>
            <text:p text:style-name="P8"/>
          </draw:polygon>
        </draw:g>
        <draw:g>
          <draw:rect draw:style-name="gr5" draw:id="id8" draw:layer="layout" svg:width="6.07cm" svg:height="2.802cm" svg:x="16.967cm" svg:y="12.842cm">
            <text:p text:style-name="P4">Purchasing</text:p>
          </draw:rect>
          <draw:polygon draw:style-name="gr6" draw:text-style-name="P1" draw:layer="layout" svg:width="0.895cm" svg:height="0.895cm" svg:x="22.142cm" svg:y="14.75cm" svg:viewBox="0 0 896 896" draw:points="0,895 895,895 895,0">
            <office:event-listeners>
              <presentation:event-listener script:event-name="dom:click" presentation:action="show" xlink:href="#Purchasing" xlink:type="simple" xlink:show="new" xlink:actuate="onRequest"/>
            </office:event-listeners>
            <text:p text:style-name="P8"/>
          </draw:polygon>
        </draw:g>
        <draw:g>
          <draw:rect draw:style-name="gr5" draw:id="id10" draw:layer="layout" svg:width="6.07cm" svg:height="2.802cm" svg:x="16.967cm" svg:y="17.55cm">
            <text:p text:style-name="P4">Administration</text:p>
          </draw:rect>
          <draw:polygon draw:style-name="gr8" draw:text-style-name="P6" draw:layer="layout" svg:width="0.895cm" svg:height="0.895cm" svg:x="22.142cm" svg:y="19.458cm" svg:viewBox="0 0 896 896" draw:points="0,895 895,895 895,0">
            <office:event-listeners>
              <presentation:event-listener script:event-name="dom:click" presentation:action="show" xlink:href="#Administration" xlink:type="simple" xlink:show="new" xlink:actuate="onRequest"/>
            </office:event-listeners>
            <text:p text:style-name="P8"/>
          </draw:polygon>
        </draw:g>
        <draw:g draw:id="id11">
          <draw:rect draw:style-name="gr12" draw:text-style-name="P10" draw:layer="layout" svg:width="6cm" svg:height="0.901cm" svg:x="3.062cm" svg:y="2.258cm">
            <text:p text:style-name="P9"><text:span text:style-name="T2">Managing Director</text:span></text:p>
          </draw:rect>
          <draw:rect draw:style-name="gr13" draw:text-style-name="P5" draw:layer="layout" svg:width="6cm" svg:height="0.58cm" svg:x="3.062cm" svg:y="3.154cm">
            <text:p text:style-name="P11">Peter T. Berger</text:p>
          </draw:rect>
        </draw:g>
        <draw:g draw:id="id5">
          <draw:rect draw:style-name="gr14" draw:text-style-name="P12" draw:layer="layout" svg:width="5.999cm" svg:height="0.901cm" svg:x="10.262cm" svg:y="7.238cm">
            <text:p text:style-name="P11"><text:span text:style-name="T2">Sales Manager</text:span></text:p>
          </draw:rect>
          <draw:rect draw:style-name="gr15" draw:text-style-name="P1" draw:layer="layout" svg:width="6cm" svg:height="0.58cm" svg:x="10.261cm" svg:y="8.124cm">
            <text:p text:style-name="P11">Betty Anderson</text:p>
          </draw:rect>
        </draw:g>
        <draw:connector draw:style-name="gr16" draw:text-style-name="P3" draw:layer="layout" svg:x1="13.261cm" svg:y1="8.704cm" svg:x2="16.966cm" svg:y2="9.496cm" draw:start-shape="id5" draw:start-glue-point="2" draw:end-shape="id6" draw:end-glue-point="3">
          <text:p text:style-name="P8"/>
        </draw:connector>
        <draw:g draw:id="id7">
          <draw:rect draw:style-name="gr14" draw:text-style-name="P13" draw:layer="layout" svg:width="5.999cm" svg:height="0.901cm" svg:x="10.263cm" svg:y="11.976cm">
            <text:p text:style-name="P4"><text:span text:style-name="T2">Purchasing Mngr.</text:span></text:p>
          </draw:rect>
          <draw:rect draw:style-name="gr15" draw:text-style-name="P1" draw:layer="layout" svg:width="6cm" svg:height="0.58cm" svg:x="10.262cm" svg:y="12.862cm">
            <text:p text:style-name="P11">Harold Sorrells</text:p>
          </draw:rect>
        </draw:g>
        <draw:connector draw:style-name="gr17" draw:text-style-name="P3" draw:layer="layout" svg:x1="13.262cm" svg:y1="13.442cm" svg:x2="16.967cm" svg:y2="14.243cm" draw:start-shape="id7" draw:start-glue-point="2" draw:end-shape="id8" draw:end-glue-point="3">
          <text:p text:style-name="P8"/>
        </draw:connector>
        <draw:g draw:id="id9">
          <draw:rect draw:style-name="gr14" draw:text-style-name="P13" draw:layer="layout" svg:width="5.999cm" svg:height="0.901cm" svg:x="10.275cm" svg:y="16.685cm">
            <text:p text:style-name="P4"><text:span text:style-name="T2">Admin. Manager</text:span></text:p>
          </draw:rect>
          <draw:rect draw:style-name="gr15" draw:text-style-name="P1" draw:layer="layout" svg:width="6cm" svg:height="0.58cm" svg:x="10.274cm" svg:y="17.571cm">
            <text:p text:style-name="P11">Erika Meyer</text:p>
          </draw:rect>
        </draw:g>
        <draw:connector draw:style-name="gr18" draw:text-style-name="P3" draw:layer="layout" svg:x1="13.274cm" svg:y1="18.151cm" svg:x2="16.967cm" svg:y2="18.951cm" draw:start-shape="id9" draw:start-glue-point="2" draw:end-shape="id10" draw:end-glue-point="3">
          <text:p text:style-name="P8"/>
        </draw:connector>
        <draw:connector draw:style-name="standard" draw:layer="layout" svg:x1="6.062cm" svg:y1="3.734cm" svg:x2="10.261cm" svg:y2="7.971cm" draw:start-shape="id11" draw:start-glue-point="2" draw:end-shape="id5" draw:end-glue-point="3">
          <text:p text:style-name="P8"/>
        </draw:connector>
        <draw:connector draw:style-name="standard" draw:layer="layout" svg:x1="10.262cm" svg:y1="12.709cm" svg:x2="6.062cm" svg:y2="3.734cm" draw:start-shape="id7" draw:start-glue-point="3" draw:end-shape="id11" draw:end-glue-point="2">
          <text:p text:style-name="P8"/>
        </draw:connector>
        <draw:connector draw:style-name="standard" draw:layer="layout" svg:x1="10.274cm" svg:y1="17.418cm" svg:x2="6.062cm" svg:y2="3.734cm" draw:start-shape="id9" draw:start-glue-point="3" draw:end-shape="id11" draw:end-glue-point="2">
          <text:p text:style-name="P8"/>
        </draw:connector>
        <draw:g draw:id="id12">
          <draw:rect draw:style-name="gr14" draw:text-style-name="P13" draw:layer="layout" svg:width="6cm" svg:height="0.901cm" svg:x="10.272cm" svg:y="4.157cm">
            <text:p text:style-name="P4"><text:span text:style-name="T2">Asst. Director</text:span></text:p>
          </draw:rect>
          <draw:rect draw:style-name="gr15" draw:text-style-name="P1" draw:layer="layout" svg:width="6cm" svg:height="0.58cm" svg:x="10.272cm" svg:y="5.053cm">
            <text:p text:style-name="P11">Ted Kowalski</text:p>
          </draw:rect>
        </draw:g>
        <draw:connector draw:style-name="standard" draw:layer="layout" svg:x1="10.272cm" svg:y1="4.895cm" svg:x2="6.062cm" svg:y2="3.734cm" draw:start-shape="id12" draw:start-glue-point="3" draw:end-shape="id11" draw:end-glue-point="2">
          <text:p text:style-name="P8"/>
        </draw:connector>
        <presentation:notes draw:style-name="dp2">
          <draw:page-thumbnail draw:style-name="gr10" draw:layer="layout" svg:width="13.705cm" svg:height="10.279cm" svg:x="3.647cm" svg:y="2.853cm" draw:page-number="2" presentation:class="page"/>
          <draw:frame presentation:style-name="pr1" draw:text-style-name="P8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Sales" draw:style-name="dp1" draw:master-page-name="Standard1">
        <draw:frame draw:style-name="gr19" draw:layer="layout" svg:width="11.322cm" svg:height="1.79cm" svg:x="15.758cm" svg:y="0.506cm">
          <draw:text-box>
            <text:p text:style-name="P7"><text:span text:style-name="T1">Sales</text:span></text:p>
          </draw:text-box>
        </draw:frame>
        <draw:g draw:id="id14">
          <draw:rect draw:style-name="gr14" draw:text-style-name="P13" draw:layer="layout" svg:width="6cm" svg:height="0.901cm" svg:x="12.918cm" svg:y="6.498cm">
            <text:p text:style-name="P4"><text:span text:style-name="T2">Marketing Manager</text:span></text:p>
          </draw:rect>
          <draw:rect draw:style-name="gr15" draw:text-style-name="P1" draw:layer="layout" svg:width="6cm" svg:height="0.58cm" svg:x="12.918cm" svg:y="7.394cm">
            <text:p text:style-name="P11">Philip Haliday</text:p>
          </draw:rect>
        </draw:g>
        <draw:g draw:id="id15">
          <draw:rect draw:style-name="gr14" draw:text-style-name="P13" draw:layer="layout" svg:width="6cm" svg:height="0.901cm" svg:x="12.918cm" svg:y="12.567cm">
            <text:p text:style-name="P4"><text:span text:style-name="T2">Field Sales Mngr.</text:span></text:p>
          </draw:rect>
          <draw:rect draw:style-name="gr15" draw:text-style-name="P1" draw:layer="layout" svg:width="6cm" svg:height="0.58cm" svg:x="12.918cm" svg:y="13.463cm">
            <text:p text:style-name="P11">Diane Kowalski</text:p>
          </draw:rect>
        </draw:g>
        <draw:g draw:id="id16">
          <draw:rect draw:style-name="gr14" draw:text-style-name="P13" draw:layer="layout" svg:width="6cm" svg:height="0.901cm" svg:x="17.976cm" svg:y="8.404cm">
            <text:p text:style-name="P4"><text:span text:style-name="T2">Marketing</text:span></text:p>
          </draw:rect>
          <draw:rect draw:style-name="gr15" draw:text-style-name="P1" draw:layer="layout" svg:width="5.999cm" svg:height="0.584cm" svg:x="17.976cm" svg:y="9.3cm">
            <text:p text:style-name="P11">Thomas Vermeer</text:p>
          </draw:rect>
          <draw:rect draw:style-name="gr15" draw:text-style-name="P1" draw:layer="layout" svg:width="5.998cm" svg:height="0.585cm" svg:x="17.978cm" svg:y="9.872cm">
            <text:p text:style-name="P11">Marianne Garcia</text:p>
          </draw:rect>
          <draw:rect draw:style-name="gr15" draw:text-style-name="P1" draw:layer="layout" svg:width="5.998cm" svg:height="0.583cm" svg:x="17.978cm" svg:y="10.457cm">
            <text:p text:style-name="P11">Julia Zimmerman</text:p>
          </draw:rect>
        </draw:g>
        <draw:connector draw:style-name="standard" draw:layer="layout" svg:x1="4.472cm" svg:y1="4.909cm" svg:x2="12.918cm" svg:y2="7.236cm" draw:start-shape="id13" draw:start-glue-point="2" draw:end-shape="id14" draw:end-glue-point="3">
          <text:p text:style-name="P8"/>
        </draw:connector>
        <draw:connector draw:style-name="gr20" draw:text-style-name="P14" draw:layer="layout" svg:x1="4.472cm" svg:y1="4.909cm" svg:x2="12.918cm" svg:y2="13.305cm" draw:start-shape="id13" draw:start-glue-point="2" draw:end-shape="id15" draw:end-glue-point="3">
          <text:p text:style-name="P8"/>
        </draw:connector>
        <draw:connector draw:style-name="standard" draw:layer="layout" svg:x1="15.918cm" svg:y1="7.974cm" svg:x2="17.976cm" svg:y2="9.722cm" draw:start-shape="id14" draw:start-glue-point="2" draw:end-shape="id16">
          <text:p text:style-name="P8"/>
        </draw:connector>
        <draw:g draw:id="id17">
          <draw:rect draw:style-name="gr14" draw:text-style-name="P13" draw:layer="layout" svg:width="6cm" svg:height="0.901cm" svg:x="17.939cm" svg:y="14.475cm">
            <text:p text:style-name="P4"><text:span text:style-name="T2">Field Sales Rep.</text:span></text:p>
          </draw:rect>
          <draw:rect draw:style-name="gr15" draw:text-style-name="P1" draw:layer="layout" svg:width="5.998cm" svg:height="0.585cm" svg:x="17.939cm" svg:y="15.371cm">
            <text:p text:style-name="P11">Ginger Halle</text:p>
          </draw:rect>
          <draw:rect draw:style-name="gr15" draw:text-style-name="P1" draw:layer="layout" svg:width="5.998cm" svg:height="0.584cm" svg:x="17.94cm" svg:y="15.944cm">
            <text:p text:style-name="P11">Cathy Foley</text:p>
          </draw:rect>
          <draw:rect draw:style-name="gr15" draw:text-style-name="P1" draw:layer="layout" svg:width="5.998cm" svg:height="0.585cm" svg:x="17.94cm" svg:y="16.528cm">
            <text:p text:style-name="P11">Tracy Miller</text:p>
          </draw:rect>
          <draw:rect draw:style-name="gr15" draw:text-style-name="P1" draw:layer="layout" svg:width="5.998cm" svg:height="0.584cm" svg:x="17.938cm" svg:y="17.112cm">
            <text:p text:style-name="P11">Margaret Sanders</text:p>
          </draw:rect>
          <draw:rect draw:style-name="gr15" draw:text-style-name="P1" draw:layer="layout" svg:width="5.998cm" svg:height="0.585cm" svg:x="17.938cm" svg:y="17.696cm">
            <text:p text:style-name="P11">Martin Ferrero</text:p>
          </draw:rect>
        </draw:g>
        <draw:connector draw:style-name="standard" draw:layer="layout" svg:x1="15.918cm" svg:y1="14.043cm" svg:x2="17.938cm" svg:y2="16.378cm" draw:start-shape="id15" draw:start-glue-point="2" draw:end-shape="id17">
          <text:p text:style-name="P8"/>
        </draw:connector>
        <draw:polygon draw:style-name="gr21" draw:text-style-name="P1" draw:id="id13" draw:layer="layout" svg:width="0.897cm" svg:height="0.895cm" draw:transform="rotate (2.3561944901919) translate (4.473cm 5.542cm)" svg:viewBox="0 0 898 896" draw:points="0,895 896,895 897,0">
          <office:event-listeners>
            <presentation:event-listener script:event-name="dom:click" presentation:action="show" xlink:href="#Management" xlink:type="simple" xlink:show="new" xlink:actuate="onRequest"/>
          </office:event-listeners>
          <text:p text:style-name="P8"/>
        </draw:polygon>
        <draw:frame draw:style-name="gr22" draw:text-style-name="P1" draw:layer="layout" svg:width="5.252cm" svg:height="1.011cm" svg:x="1.712cm" svg:y="3.191cm">
          <draw:text-box>
            <text:p text:style-name="P7"><text:span text:style-name="T3">Management</text:span></text:p>
          </draw:text-box>
        </draw:frame>
        <presentation:notes draw:style-name="dp2">
          <draw:page-thumbnail draw:style-name="gr10" draw:layer="layout" svg:width="13.705cm" svg:height="10.279cm" svg:x="3.647cm" svg:y="2.853cm" draw:page-number="3" presentation:class="page"/>
          <draw:frame presentation:style-name="pr2" draw:text-style-name="P8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urchasing" draw:style-name="dp1" draw:master-page-name="Standard1">
        <draw:frame draw:style-name="gr23" draw:layer="layout" svg:width="9.066cm" svg:height="1.75cm" svg:x="15.758cm" svg:y="0.506cm">
          <draw:text-box>
            <text:p text:style-name="P7"><text:span text:style-name="T1">Purchasing</text:span></text:p>
          </draw:text-box>
        </draw:frame>
        <draw:g draw:id="id24">
          <draw:rect draw:style-name="gr14" draw:text-style-name="P13" draw:layer="layout" svg:width="6cm" svg:height="0.901cm" svg:x="17.315cm" svg:y="10.701cm">
            <text:p text:style-name="P4"><text:span text:style-name="T2">Eastern Europe</text:span></text:p>
          </draw:rect>
          <draw:rect draw:style-name="gr15" draw:text-style-name="P1" draw:layer="layout" svg:width="5.999cm" svg:height="0.584cm" svg:x="17.315cm" svg:y="11.597cm">
            <text:p text:style-name="P11">Nicola Vanburg</text:p>
          </draw:rect>
          <draw:rect draw:style-name="gr15" draw:text-style-name="P1" draw:layer="layout" svg:width="5.999cm" svg:height="0.584cm" svg:x="17.316cm" svg:y="12.169cm">
            <text:p text:style-name="P11">Magnus Jacobson</text:p>
          </draw:rect>
          <draw:rect draw:style-name="gr15" draw:text-style-name="P1" draw:layer="layout" svg:width="5.999cm" svg:height="0.584cm" svg:x="17.316cm" svg:y="12.753cm">
            <text:p text:style-name="P11">Annalise Mathis</text:p>
          </draw:rect>
        </draw:g>
        <draw:g draw:id="id19">
          <draw:rect draw:style-name="gr14" draw:text-style-name="P13" draw:layer="layout" svg:width="6cm" svg:height="0.901cm" svg:x="17.278cm" svg:y="15.018cm">
            <text:p text:style-name="P4"><text:span text:style-name="T2">China, India</text:span></text:p>
          </draw:rect>
          <draw:rect draw:style-name="gr15" draw:text-style-name="P1" draw:layer="layout" svg:width="5.999cm" svg:height="0.584cm" svg:x="17.278cm" svg:y="15.914cm">
            <text:p text:style-name="P11">Wang Lee</text:p>
          </draw:rect>
          <draw:rect draw:style-name="gr15" draw:text-style-name="P1" draw:layer="layout" svg:width="5.999cm" svg:height="0.584cm" svg:x="17.279cm" svg:y="16.486cm">
            <text:p text:style-name="P11">Gregory Smith</text:p>
          </draw:rect>
          <draw:rect draw:style-name="gr15" draw:text-style-name="P1" draw:layer="layout" svg:width="5.999cm" svg:height="0.584cm" svg:x="17.279cm" svg:y="17.07cm">
            <text:p text:style-name="P11">Wanda Jackson</text:p>
          </draw:rect>
        </draw:g>
        <draw:g draw:id="id20">
          <draw:rect draw:style-name="gr14" draw:text-style-name="P13" draw:layer="layout" svg:width="6cm" svg:height="0.901cm" svg:x="17.315cm" svg:y="17.937cm">
            <text:p text:style-name="P4"><text:span text:style-name="T2">Taiwan, Hong Kong</text:span></text:p>
          </draw:rect>
          <draw:rect draw:style-name="gr15" draw:text-style-name="P1" draw:layer="layout" svg:width="5.999cm" svg:height="0.584cm" svg:x="17.315cm" svg:y="18.833cm">
            <text:p text:style-name="P11">Patricia Miller</text:p>
          </draw:rect>
          <draw:rect draw:style-name="gr15" draw:text-style-name="P1" draw:layer="layout" svg:width="5.999cm" svg:height="0.584cm" svg:x="17.316cm" svg:y="19.405cm">
            <text:p text:style-name="P11">Sung Yang</text:p>
          </draw:rect>
          <draw:rect draw:style-name="gr15" draw:text-style-name="P1" draw:layer="layout" svg:width="5.999cm" svg:height="0.584cm" svg:x="17.316cm" svg:y="19.989cm">
            <text:p text:style-name="P11">Michael D. Griffin</text:p>
          </draw:rect>
        </draw:g>
        <draw:g draw:id="id18">
          <draw:rect draw:style-name="gr14" draw:text-style-name="P13" draw:layer="layout" svg:width="6cm" svg:height="0.901cm" svg:x="10.156cm" svg:y="14.202cm">
            <text:p text:style-name="P4"><text:span text:style-name="T2">Purchasing Asia</text:span></text:p>
          </draw:rect>
          <draw:rect draw:style-name="gr15" draw:text-style-name="P1" draw:layer="layout" svg:width="6cm" svg:height="0.58cm" svg:x="10.156cm" svg:y="15.098cm">
            <text:p text:style-name="P11">Rebecca Christiano</text:p>
          </draw:rect>
        </draw:g>
        <draw:connector draw:style-name="gr24" draw:text-style-name="P3" draw:layer="layout" svg:x1="13.156cm" svg:y1="15.678cm" svg:x2="17.278cm" svg:y2="16.336cm" draw:start-shape="id18" draw:start-glue-point="2" draw:end-shape="id19">
          <text:p text:style-name="P8"/>
        </draw:connector>
        <draw:connector draw:style-name="standard" draw:layer="layout" svg:x1="13.156cm" svg:y1="15.678cm" svg:x2="17.315cm" svg:y2="19.255cm" draw:start-shape="id18" draw:start-glue-point="2" draw:end-shape="id20" draw:end-glue-point="3">
          <text:p text:style-name="P8"/>
        </draw:connector>
        <draw:connector draw:style-name="standard" draw:layer="layout" svg:x1="6.924cm" svg:y1="5.408cm" svg:x2="10.156cm" svg:y2="14.94cm" draw:start-shape="id21" draw:start-glue-point="2" draw:end-shape="id18" draw:end-glue-point="3">
          <text:p text:style-name="P8"/>
        </draw:connector>
        <draw:g draw:id="id23">
          <draw:rect draw:style-name="gr12" draw:text-style-name="P15" draw:layer="layout" svg:width="6cm" svg:height="0.901cm" svg:x="17.316cm" svg:y="7.86cm">
            <text:p text:style-name="P9"><text:span text:style-name="T2">Southern Europe</text:span></text:p>
          </draw:rect>
          <draw:rect draw:style-name="gr15" draw:text-style-name="P1" draw:layer="layout" svg:width="5.999cm" svg:height="0.584cm" svg:x="17.316cm" svg:y="8.756cm">
            <text:p text:style-name="P11">Carmen Gonzales</text:p>
          </draw:rect>
          <draw:rect draw:style-name="gr15" draw:text-style-name="P1" draw:layer="layout" svg:width="5.999cm" svg:height="0.584cm" svg:x="17.317cm" svg:y="9.328cm">
            <text:p text:style-name="P11">Antonio Bellini</text:p>
          </draw:rect>
          <draw:rect draw:style-name="gr13" draw:text-style-name="P5" draw:layer="layout" svg:width="5.999cm" svg:height="0.584cm" svg:x="17.317cm" svg:y="9.912cm">
            <text:p text:style-name="P11">Costa Dimitrius</text:p>
          </draw:rect>
        </draw:g>
        <draw:g draw:id="id22">
          <draw:rect draw:style-name="gr12" draw:text-style-name="P17" draw:layer="layout" svg:width="6cm" svg:height="0.901cm" svg:x="10.196cm" svg:y="7.042cm">
            <text:p text:style-name="P16"><text:span text:style-name="T4">Purchasing Europe</text:span></text:p>
          </draw:rect>
          <draw:rect draw:style-name="gr13" draw:text-style-name="P5" draw:layer="layout" svg:width="6cm" svg:height="0.58cm" svg:x="10.196cm" svg:y="7.938cm">
            <text:p text:style-name="P11">Steve Petersen</text:p>
          </draw:rect>
        </draw:g>
        <draw:connector draw:style-name="standard" draw:layer="layout" svg:x1="6.924cm" svg:y1="5.408cm" svg:x2="10.196cm" svg:y2="7.78cm" draw:start-shape="id21" draw:start-glue-point="2" draw:end-shape="id22" draw:end-glue-point="3">
          <text:p text:style-name="P8"/>
        </draw:connector>
        <draw:connector draw:style-name="gr25" draw:text-style-name="P3" draw:layer="layout" svg:x1="13.196cm" svg:y1="8.518cm" svg:x2="17.316cm" svg:y2="9.178cm" draw:start-shape="id22" draw:start-glue-point="2" draw:end-shape="id23">
          <text:p text:style-name="P8"/>
        </draw:connector>
        <draw:connector draw:style-name="standard" draw:layer="layout" svg:x1="13.196cm" svg:y1="8.518cm" svg:x2="17.315cm" svg:y2="12.019cm" draw:start-shape="id22" draw:start-glue-point="2" draw:end-shape="id24" draw:end-glue-point="3">
          <text:p text:style-name="P8"/>
        </draw:connector>
        <draw:polygon draw:style-name="gr21" draw:text-style-name="P1" draw:id="id21" draw:layer="layout" svg:width="0.896cm" svg:height="0.896cm" draw:transform="rotate (2.3561944901919) translate (6.924cm 6.042cm)" svg:viewBox="0 0 897 897" draw:points="0,896 896,896 896,0">
          <office:event-listeners>
            <presentation:event-listener script:event-name="dom:click" presentation:action="show" xlink:href="#Management" xlink:type="simple" xlink:show="new" xlink:actuate="onRequest"/>
          </office:event-listeners>
          <text:p text:style-name="P8"/>
        </draw:polygon>
        <draw:frame draw:style-name="gr22" draw:text-style-name="P1" draw:layer="layout" svg:width="5.252cm" svg:height="1.011cm" svg:x="4.163cm" svg:y="3.69cm">
          <draw:text-box>
            <text:p text:style-name="P7"><text:span text:style-name="T3">Management</text:span></text:p>
          </draw:text-box>
        </draw:frame>
        <presentation:notes draw:style-name="dp2">
          <draw:page-thumbnail draw:style-name="gr10" draw:layer="layout" svg:width="13.705cm" svg:height="10.279cm" svg:x="3.647cm" svg:y="2.853cm" draw:page-number="4" presentation:class="page"/>
          <draw:frame presentation:style-name="pr2" draw:text-style-name="P8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Administration" draw:style-name="dp1" draw:master-page-name="Standard1">
        <draw:frame draw:style-name="gr26" draw:layer="layout" svg:width="9.727cm" svg:height="1.423cm" svg:x="13.191cm" svg:y="0.683cm">
          <draw:text-box>
            <text:p text:style-name="P7"><text:span text:style-name="T1">Administration</text:span></text:p>
          </draw:text-box>
        </draw:frame>
        <draw:g draw:id="id25">
          <draw:rect draw:style-name="gr14" draw:text-style-name="P13" draw:layer="layout" svg:width="6cm" svg:height="0.901cm" svg:x="16.653cm" svg:y="5.914cm">
            <text:p text:style-name="P4"><text:span text:style-name="T2">Reception</text:span></text:p>
          </draw:rect>
          <draw:rect draw:style-name="gr15" draw:text-style-name="P1" draw:layer="layout" svg:width="5.999cm" svg:height="0.581cm" svg:x="16.653cm" svg:y="6.81cm">
            <text:p text:style-name="P11">Olivia Sperling</text:p>
          </draw:rect>
          <draw:rect draw:style-name="gr15" draw:text-style-name="P1" draw:layer="layout" svg:width="5.999cm" svg:height="0.581cm" svg:x="16.654cm" svg:y="7.379cm">
            <text:p text:style-name="P11">Heidi Sorensen</text:p>
          </draw:rect>
        </draw:g>
        <draw:connector draw:style-name="standard" draw:layer="layout" svg:x1="16.653cm" svg:y1="6.937cm" svg:x2="8.791cm" svg:y2="5.329cm" draw:start-shape="id25" draw:start-glue-point="3" draw:end-shape="id26" draw:end-glue-point="2">
          <text:p text:style-name="P8"/>
        </draw:connector>
        <draw:g draw:id="id27">
          <draw:rect draw:style-name="gr14" draw:text-style-name="P13" draw:layer="layout" svg:width="6cm" svg:height="0.901cm" svg:x="16.653cm" svg:y="8.91cm">
            <text:p text:style-name="P4"><text:span text:style-name="T2">Accounting</text:span></text:p>
          </draw:rect>
          <draw:rect draw:style-name="gr15" draw:text-style-name="P1" draw:layer="layout" svg:width="5.999cm" svg:height="0.584cm" svg:x="16.653cm" svg:y="9.806cm">
            <text:p text:style-name="P11">Angela Farrell</text:p>
          </draw:rect>
          <draw:rect draw:style-name="gr15" draw:text-style-name="P1" draw:layer="layout" svg:width="5.999cm" svg:height="0.584cm" svg:x="16.654cm" svg:y="10.378cm">
            <text:p text:style-name="P11">Ken Bremer</text:p>
          </draw:rect>
          <draw:rect draw:style-name="gr15" draw:text-style-name="P1" draw:layer="layout" svg:width="5.999cm" svg:height="0.584cm" svg:x="16.654cm" svg:y="10.962cm">
            <text:p text:style-name="P11">Ellen Winkelmann</text:p>
          </draw:rect>
        </draw:g>
        <draw:connector draw:style-name="standard" draw:layer="layout" svg:x1="8.791cm" svg:y1="5.329cm" svg:x2="16.653cm" svg:y2="10.228cm" draw:start-shape="id26" draw:start-glue-point="2" draw:end-shape="id27" draw:end-glue-point="3">
          <text:p text:style-name="P8"/>
        </draw:connector>
        <draw:g draw:id="id28">
          <draw:rect draw:style-name="gr14" draw:text-style-name="P13" draw:layer="layout" svg:width="6cm" svg:height="0.901cm" svg:x="16.615cm" svg:y="12.528cm">
            <text:p text:style-name="P4"><text:span text:style-name="T2">Human Resources</text:span></text:p>
          </draw:rect>
          <draw:rect draw:style-name="gr15" draw:text-style-name="P1" draw:layer="layout" svg:width="5.999cm" svg:height="0.581cm" svg:x="16.615cm" svg:y="13.424cm">
            <text:p text:style-name="P11">Joyce Fitzpatrick</text:p>
          </draw:rect>
          <draw:rect draw:style-name="gr15" draw:text-style-name="P1" draw:layer="layout" svg:width="5.999cm" svg:height="0.581cm" svg:x="16.616cm" svg:y="13.993cm">
            <text:p text:style-name="P11">Christine Evans</text:p>
          </draw:rect>
        </draw:g>
        <draw:connector draw:style-name="standard" draw:layer="layout" svg:x1="16.615cm" svg:y1="13.551cm" svg:x2="8.791cm" svg:y2="5.329cm" draw:start-shape="id28" draw:start-glue-point="3" draw:end-shape="id26" draw:end-glue-point="2">
          <text:p text:style-name="P8"/>
        </draw:connector>
        <draw:g>
          <draw:rect draw:style-name="gr27" draw:id="id29" draw:layer="layout" svg:width="6.07cm" svg:height="2.062cm" svg:x="16.653cm" svg:y="15.525cm">
            <text:p text:style-name="P4">IT Dept.</text:p>
          </draw:rect>
          <draw:polygon draw:style-name="gr28" draw:text-style-name="P1" draw:layer="layout" svg:width="0.895cm" svg:height="0.895cm" svg:x="21.83cm" svg:y="16.693cm" svg:viewBox="0 0 896 896" draw:points="0,895 895,895 895,0">
            <office:event-listeners>
              <presentation:event-listener script:event-name="dom:click" presentation:action="show" xlink:href="#IT Dept." xlink:type="simple" xlink:show="new" xlink:actuate="onRequest"/>
            </office:event-listeners>
            <text:p text:style-name="P8"/>
          </draw:polygon>
        </draw:g>
        <draw:connector draw:style-name="gr29" draw:text-style-name="P3" draw:layer="layout" svg:x1="16.653cm" svg:y1="16.556cm" svg:x2="8.791cm" svg:y2="5.329cm" draw:start-shape="id29" draw:start-glue-point="3" draw:end-shape="id26" draw:end-glue-point="2">
          <text:p text:style-name="P8"/>
        </draw:connector>
        <draw:polygon draw:style-name="gr21" draw:text-style-name="P1" draw:id="id26" draw:layer="layout" svg:width="0.897cm" svg:height="0.895cm" draw:transform="rotate (2.3561944901919) translate (8.792cm 5.962cm)" svg:viewBox="0 0 898 896" draw:points="0,895 896,895 897,0">
          <office:event-listeners>
            <presentation:event-listener script:event-name="dom:click" presentation:action="show" xlink:href="#Management" xlink:type="simple" xlink:show="new" xlink:actuate="onRequest"/>
          </office:event-listeners>
          <text:p text:style-name="P8"/>
        </draw:polygon>
        <draw:frame draw:style-name="gr22" draw:text-style-name="P1" draw:layer="layout" svg:width="5.252cm" svg:height="1.011cm" svg:x="6.031cm" svg:y="3.611cm">
          <draw:text-box>
            <text:p text:style-name="P7"><text:span text:style-name="T3">Management</text:span></text:p>
          </draw:text-box>
        </draw:frame>
        <presentation:notes draw:style-name="dp2">
          <draw:page-thumbnail draw:style-name="gr10" draw:layer="layout" svg:width="13.705cm" svg:height="10.279cm" svg:x="3.647cm" svg:y="2.853cm" draw:page-number="5" presentation:class="page"/>
          <draw:frame presentation:style-name="pr2" draw:text-style-name="P8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IT Dept." draw:style-name="dp3" draw:master-page-name="Standard1">
        <draw:g>
          <office:event-listeners>
            <presentation:event-listener script:event-name="dom:click" presentation:action="show" xlink:href="#Administration" xlink:type="simple" xlink:show="new" xlink:actuate="onRequest"/>
          </office:event-listeners>
          <draw:rect draw:style-name="gr30" draw:text-style-name="P1" draw:layer="layout" svg:width="2.691cm" svg:height="2.101cm" svg:x="0.546cm" svg:y="15.993cm">
            <text:p text:style-name="P8"/>
          </draw:rect>
          <draw:rect draw:style-name="gr31" draw:text-style-name="P1" draw:id="id30" draw:layer="layout" svg:width="0.828cm" svg:height="0.33cm" svg:x="1.08cm" svg:y="16.113cm">
            <text:p text:style-name="P8"/>
          </draw:rect>
          <draw:rect draw:style-name="gr32" draw:text-style-name="P1" draw:id="id31" draw:layer="layout" svg:width="0.828cm" svg:height="0.332cm" svg:x="2.233cm" svg:y="16.748cm">
            <text:p text:style-name="P8"/>
          </draw:rect>
          <draw:rect draw:style-name="gr32" draw:text-style-name="P1" draw:id="id32" draw:layer="layout" svg:width="0.829cm" svg:height="0.332cm" svg:x="2.241cm" svg:y="17.183cm">
            <text:p text:style-name="P8"/>
          </draw:rect>
          <draw:rect draw:style-name="gr32" draw:text-style-name="P1" draw:id="id33" draw:layer="layout" svg:width="0.828cm" svg:height="0.332cm" svg:x="2.23cm" svg:y="17.631cm">
            <text:p text:style-name="P8"/>
          </draw:rect>
          <draw:polygon draw:style-name="gr33" draw:text-style-name="P1" draw:layer="layout" svg:width="0.387cm" svg:height="0.475cm" svg:x="0.693cm" svg:y="17.436cm" svg:viewBox="0 0 388 476" draw:points="387,0 387,475 0,223">
            <text:p text:style-name="P8"/>
          </draw:polygon>
          <draw:connector presentation:style-name="pr3" draw:text-style-name="P1" draw:layer="backgroundobjects" svg:x1="1.494cm" svg:y1="16.443cm" svg:x2="2.233cm" svg:y2="16.914cm" draw:start-shape="id30" draw:start-glue-point="2" draw:end-shape="id31" draw:end-glue-point="3">
            <text:p text:style-name="P8"/>
          </draw:connector>
          <draw:connector presentation:style-name="pr3" draw:text-style-name="P1" draw:layer="backgroundobjects" svg:x1="1.494cm" svg:y1="16.443cm" svg:x2="2.241cm" svg:y2="17.349cm" draw:start-shape="id30" draw:start-glue-point="2" draw:end-shape="id32" draw:end-glue-point="3">
            <text:p text:style-name="P8"/>
          </draw:connector>
          <draw:connector presentation:style-name="pr3" draw:text-style-name="P1" draw:layer="backgroundobjects" svg:x1="2.23cm" svg:y1="17.797cm" svg:x2="1.494cm" svg:y2="16.443cm" draw:start-shape="id33" draw:start-glue-point="3" draw:end-shape="id30" draw:end-glue-point="2">
            <text:p text:style-name="P8"/>
          </draw:connector>
        </draw:g>
        <draw:frame draw:style-name="gr34" draw:layer="layout" svg:width="8.56cm" svg:height="1.423cm" svg:x="15.758cm" svg:y="0.652cm">
          <draw:text-box>
            <text:p text:style-name="P4"><text:span text:style-name="T1">IT Dept.</text:span></text:p>
          </draw:text-box>
        </draw:frame>
        <draw:g draw:id="id35">
          <draw:rect draw:style-name="gr14" draw:text-style-name="P13" draw:layer="layout" svg:width="6cm" svg:height="0.901cm" svg:x="8.56cm" svg:y="6.343cm">
            <text:p text:style-name="P4"><text:span text:style-name="T2">IT Manager</text:span></text:p>
          </draw:rect>
          <draw:rect draw:style-name="gr15" draw:text-style-name="P1" draw:layer="layout" svg:width="6cm" svg:height="0.58cm" svg:x="8.56cm" svg:y="7.239cm">
            <text:p text:style-name="P11">Marco B. Hoffman</text:p>
          </draw:rect>
        </draw:g>
        <draw:g draw:id="id36">
          <draw:rect draw:style-name="gr14" draw:text-style-name="P13" draw:layer="layout" svg:width="6cm" svg:height="0.901cm" svg:x="15.331cm" svg:y="9.455cm">
            <text:p text:style-name="P4"><text:span text:style-name="T2">PC Support</text:span></text:p>
          </draw:rect>
          <draw:rect draw:style-name="gr15" draw:text-style-name="P1" draw:layer="layout" svg:width="5.999cm" svg:height="0.584cm" svg:x="15.331cm" svg:y="10.351cm">
            <text:p text:style-name="P11">Norman Koch</text:p>
          </draw:rect>
          <draw:rect draw:style-name="gr15" draw:text-style-name="P1" draw:layer="layout" svg:width="5.999cm" svg:height="0.584cm" svg:x="15.332cm" svg:y="10.923cm">
            <text:p text:style-name="P11">Bob Steele</text:p>
          </draw:rect>
          <draw:rect draw:style-name="gr15" draw:text-style-name="P1" draw:layer="layout" svg:width="5.999cm" svg:height="0.584cm" svg:x="15.332cm" svg:y="11.507cm">
            <text:p text:style-name="P11">Barbara Lopez</text:p>
          </draw:rect>
        </draw:g>
        <draw:g draw:id="id37">
          <draw:rect draw:style-name="gr14" draw:text-style-name="P13" draw:layer="layout" svg:width="6cm" svg:height="0.901cm" svg:x="15.331cm" svg:y="12.879cm">
            <text:p text:style-name="P4"><text:span text:style-name="T2">AS 400 Support</text:span></text:p>
          </draw:rect>
          <draw:rect draw:style-name="gr15" draw:text-style-name="P1" draw:layer="layout" svg:width="5.999cm" svg:height="0.581cm" svg:x="15.331cm" svg:y="13.775cm">
            <text:p text:style-name="P11">Richard Palmer</text:p>
          </draw:rect>
          <draw:rect draw:style-name="gr15" draw:text-style-name="P1" draw:layer="layout" svg:width="5.999cm" svg:height="0.581cm" svg:x="15.332cm" svg:y="14.344cm">
            <text:p text:style-name="P11">Marion DeLucia</text:p>
          </draw:rect>
        </draw:g>
        <draw:g draw:id="id38">
          <draw:rect draw:style-name="gr14" draw:text-style-name="P13" draw:layer="layout" svg:width="6cm" svg:height="0.901cm" svg:x="15.331cm" svg:y="15.759cm">
            <text:p text:style-name="P4"><text:span text:style-name="T2">Programming</text:span></text:p>
          </draw:rect>
          <draw:rect draw:style-name="gr15" draw:text-style-name="P1" draw:layer="layout" svg:width="5.999cm" svg:height="0.581cm" svg:x="15.331cm" svg:y="16.655cm">
            <text:p text:style-name="P11">Claudia Laschenkowitz</text:p>
          </draw:rect>
          <draw:rect draw:style-name="gr15" draw:text-style-name="P1" draw:layer="layout" svg:width="5.999cm" svg:height="0.581cm" svg:x="15.332cm" svg:y="17.224cm">
            <text:p text:style-name="P11">Andrew Scott</text:p>
          </draw:rect>
        </draw:g>
        <draw:connector draw:style-name="standard" draw:layer="layout" svg:x1="2.656cm" svg:y1="3.241cm" svg:x2="8.56cm" svg:y2="7.081cm" draw:start-shape="id34" draw:start-glue-point="2" draw:end-shape="id35" draw:end-glue-point="3">
          <text:p text:style-name="P8"/>
        </draw:connector>
        <draw:connector draw:style-name="standard" draw:layer="layout" svg:x1="11.56cm" svg:y1="7.819cm" svg:x2="15.331cm" svg:y2="10.773cm" draw:start-shape="id35" draw:start-glue-point="2" draw:end-shape="id36" draw:end-glue-point="3">
          <text:p text:style-name="P8"/>
        </draw:connector>
        <draw:connector draw:style-name="standard" draw:layer="layout" svg:x1="15.331cm" svg:y1="13.902cm" svg:x2="11.56cm" svg:y2="7.819cm" draw:start-shape="id37" draw:start-glue-point="3" draw:end-shape="id35" draw:end-glue-point="2">
          <text:p text:style-name="P8"/>
        </draw:connector>
        <draw:connector draw:style-name="standard" draw:layer="layout" svg:x1="15.331cm" svg:y1="16.782cm" svg:x2="11.56cm" svg:y2="7.819cm" draw:start-shape="id38" draw:start-glue-point="3" draw:end-shape="id35" draw:end-glue-point="2">
          <text:p text:style-name="P8"/>
        </draw:connector>
        <draw:rect draw:style-name="gr35" draw:layer="layout" svg:width="15.486cm" svg:height="12.956cm" svg:x="7.587cm" svg:y="5.526cm">
          <text:p text:style-name="P8"/>
        </draw:rect>
        <draw:frame draw:style-name="gr36" draw:layer="layout" svg:width="2.684cm" svg:height="0.856cm" svg:x="7.743cm" svg:y="4.669cm">
          <draw:text-box>
            <text:p text:style-name="P7"><text:span text:style-name="T3">IT Dept.</text:span></text:p>
          </draw:text-box>
        </draw:frame>
        <draw:polygon draw:style-name="gr37" draw:text-style-name="P1" draw:id="id34" draw:layer="layout" svg:width="0.895cm" svg:height="0.895cm" draw:transform="rotate (2.3561944901919) translate (2.656cm 3.874cm)" svg:viewBox="0 0 896 896" draw:points="0,895 895,895 895,0">
          <office:event-listeners>
            <presentation:event-listener script:event-name="dom:click" presentation:action="show" xlink:href="#Administration" xlink:type="simple" xlink:show="new" xlink:actuate="onRequest"/>
          </office:event-listeners>
          <text:p text:style-name="P8"/>
        </draw:polygon>
        <presentation:notes draw:style-name="dp2">
          <draw:page-thumbnail draw:style-name="gr10" draw:layer="layout" svg:width="13.705cm" svg:height="10.279cm" svg:x="3.647cm" svg:y="2.853cm" draw:page-number="6" presentation:class="page"/>
          <draw:frame presentation:style-name="pr2" draw:text-style-name="P8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stay-on-top="true"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0%" draw:end-intensity="0%" draw:angle="0" draw:border="0%"/>
    <draw:hatch draw:name="Schwarz_20_45_20_Grad" draw:display-name="Schwarz 45 Grad" draw:style="single" draw:color="#000000" draw:distance="0cm" draw:rotation="0"/>
    <draw:fill-image draw:name="Bitmape_20_1" draw:display-name="Bitmape 1" xlink:href="Pictures/10000000000000400000004077CDC8F9.png" xlink:type="simple" xlink:show="embed" xlink:actuate="onLoad"/>
    <draw:marker draw:name="Pfeil" svg:viewBox="0 0 20 30" svg:d="m10 0-10 30h20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fo:font-size="24pt" fo:language="en" fo:country="US" style:font-family-asian="'Arial Unicode MS'" style:font-family-generic-asian="system" style:font-pitch-asian="variable" style:font-size-asian="24pt" style:language-asian="hu" style:country-asian="HU" style:font-family-complex="Tahoma" style:font-family-generic-complex="system" style:font-pitch-complex="variable" style:font-size-complex="24pt" style:language-complex="hu" style:country-complex="HU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fill-image-width="1cm" draw:fill-image-height="1cm" draw:textarea-horizontal-align="left" draw:textarea-vertical-align="middle" draw:shadow="hidden" draw:shadow-offset-x="0.3cm" draw:shadow-offset-y="0.3cm" draw:shadow-color="#808080" draw:shadow-opacity="100%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Times New Roman', Times" style:font-family-generic="roman" style:font-pitch="variable" fo:font-size="14pt" fo:font-style="normal" fo:text-shadow="none" style:text-underline-style="none" fo:font-weight="normal" fo:hyphenate="true"/>
    </style:style>
    <style:style style:name="objectwitharrow" style:family="graphic" style:parent-style-name="standard">
      <style:graphic-properties draw:stroke="solid" svg:stroke-width="0.15cm" svg:stroke-color="#000000" draw:marker-start="Pfeil" draw:marker-start-width="0.7cm" draw:marker-start-center="true" draw:marker-end-width="0.3cm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fill-color="#e6e6e6" draw:shadow="visible" draw:shadow-offset-x="0.3cm" draw:shadow-offset-y="0.3cm" draw:shadow-color="#808080" draw:shadow-opacity="100%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24pt"/>
    </style:style>
    <style:style style:name="objectwithoutfill" style:family="graphic" style:parent-style-name="standard">
      <style:graphic-properties draw:fill="non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color="#ff0000" fo:font-family="Arial, Helvetica" style:font-style-name="Standard" fo:font-size="36pt" fo:font-weight="bold"/>
    </style:style>
    <style:style style:name="textbody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color="#c0c0c0" fo:font-size="20pt" fo:font-weight="bold"/>
    </style:style>
    <style:style style:name="textbodyjustfied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0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Pfeil" draw:marker-start-width="0.2cm" draw:marker-end="Pfeil" draw:marker-end-width="0.2cm" draw:fill="non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/>
    </style:style>
    <style:style style:name="Standard1-title" style:family="presentation">
      <style:graphic-properties draw:stroke="none" draw:fill="none" draw:textarea-vertical-align="middle">
        <text:list-style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000000" style:text-outline="false" style:text-line-through-style="none" fo:font-family="'Times New Roman', Times" style:font-family-generic="roman" style:font-pitch="variable" fo:font-size="44pt" fo:font-style="normal" fo:text-shadow="none" style:text-underline-style="none" fo:font-weight="normal" fo:hyphenate="true"/>
    </style:style>
    <style:style style:name="Standard1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fo:hyphenate="true"/>
    </style:style>
    <style:style style:name="Standard1-background" style:family="presentation">
      <style:graphic-properties draw:stroke="none" draw:fill="none"/>
      <style:text-properties fo:hyphenate="true"/>
    </style:style>
    <style:style style:name="Standard1-backgroundobjects" style:family="presentation">
      <style:graphic-properties draw:shadow="hidden" draw:shadow-offset-x="0.3cm" draw:shadow-offset-y="0.3cm" draw:shadow-color="#808080"/>
      <style:text-properties fo:hyphenate="true"/>
    </style:style>
    <style:style style:name="Standard1-notes" style:family="presentation">
      <style:graphic-properties draw:stroke="none" draw:fill="none"/>
      <style:text-properties fo:color="#000000" style:text-outline="false" style:text-line-through-style="none" fo:font-family="'Times New Roman', Times" style:font-family-generic="roman" style:font-pitch="variable" fo:font-size="24pt" fo:font-style="normal" fo:text-shadow="none" style:text-underline-style="none" fo:font-weight="normal" fo:hyphenate="true"/>
    </style:style>
    <style:style style:name="Standard1-outline1" style:family="presentation">
      <style:graphic-properties draw:stroke="none" draw:fill="none">
        <text:list-style>
          <text:list-level-style-bullet text:level="1" text:bullet-char="●">
            <style:list-level-properties text:space-before="0.2cm" text:min-label-width="1.2cm"/>
            <style:text-properties fo:font-family="StarSymbol" fo:color="#000000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000000" fo:font-size="75%"/>
          </text:list-level-style-bullet>
          <text:list-level-style-bullet text:level="3" text:bullet-char="">
            <style:list-level-properties text:space-before="1.8cm" text:min-label-width="1.2cm"/>
            <style:text-properties fo:font-family="StarSymbol" fo:color="#000000" fo:font-size="75%"/>
          </text:list-level-style-bullet>
          <text:list-level-style-bullet text:level="4" text:bullet-char="">
            <style:list-level-properties text:space-before="2.6cm" text:min-label-width="1.2cm"/>
            <style:text-properties fo:font-family="StarSymbol" fo:color="#000000" fo:font-size="75%"/>
          </text:list-level-style-bullet>
          <text:list-level-style-bullet text:level="5" text:bullet-char="">
            <style:list-level-properties text:space-before="3.4cm" text:min-label-width="1.2cm"/>
            <style:text-properties fo:font-family="StarSymbol" fo:color="#000000" fo:font-size="75%"/>
          </text:list-level-style-bullet>
          <text:list-level-style-bullet text:level="6" text:bullet-char="">
            <style:list-level-properties text:space-before="4.2cm" text:min-label-width="1.2cm"/>
            <style:text-properties fo:font-family="StarSymbol" fo:color="#000000" fo:font-size="75%"/>
          </text:list-level-style-bullet>
          <text:list-level-style-bullet text:level="7" text:bullet-char="">
            <style:list-level-properties text:space-before="5cm" text:min-label-width="1.2cm"/>
            <style:text-properties fo:font-family="StarSymbol" fo:color="#000000" fo:font-size="75%"/>
          </text:list-level-style-bullet>
          <text:list-level-style-bullet text:level="8" text:bullet-char="">
            <style:list-level-properties text:space-before="5.8cm" text:min-label-width="1.2cm"/>
            <style:text-properties fo:font-family="StarSymbol" fo:color="#000000" fo:font-size="75%"/>
          </text:list-level-style-bullet>
          <text:list-level-style-bullet text:level="9" text:bullet-char="">
            <style:list-level-properties text:space-before="6.6cm" text:min-label-width="1.2cm"/>
            <style:text-properties fo:font-family="StarSymbol" fo:color="#000000" fo:font-size="75%"/>
          </text:list-level-style-bullet>
        </text:list-style>
      </style:graphic-properties>
      <style:paragraph-properties fo:margin-left="1.4cm" fo:margin-right="0cm" fo:text-align="start" text:enable-numbering="true" fo:text-indent="-1.2cm"/>
      <style:text-properties fo:color="#000000" style:text-outline="false" style:text-line-through-style="none" fo:font-family="'Times New Roman', Times" style:font-family-generic="roman" style:font-pitch="variable" fo:font-size="32pt" fo:font-style="normal" fo:text-shadow="none" style:text-underline-style="none" fo:font-weight="normal" fo:hyphenate="true"/>
    </style:style>
    <style:style style:name="Standard1-outline2" style:family="presentation" style:parent-style-name="Standard1-outline1">
      <style:paragraph-properties fo:margin-left="2.2cm" fo:margin-right="0cm" fo:text-indent="-1.2cm"/>
      <style:text-properties fo:font-size="28pt" fo:hyphenate="true"/>
    </style:style>
    <style:style style:name="Standard1-outline3" style:family="presentation" style:parent-style-name="Standard1-outline2">
      <style:paragraph-properties fo:margin-left="3cm" fo:margin-right="0cm" fo:text-indent="-1.2cm"/>
      <style:text-properties fo:font-size="24pt" fo:hyphenate="true"/>
    </style:style>
    <style:style style:name="Standard1-outline4" style:family="presentation" style:parent-style-name="Standard1-outline3">
      <style:paragraph-properties fo:margin-left="3.8cm" fo:margin-right="0cm" fo:text-indent="-1.2cm"/>
      <style:text-properties fo:font-size="20pt" fo:hyphenate="true"/>
    </style:style>
    <style:style style:name="Standard1-outline5" style:family="presentation" style:parent-style-name="Standard1-outline4">
      <style:paragraph-properties fo:margin-left="4.6cm" fo:margin-right="0cm" fo:text-indent="-1.2cm"/>
      <style:text-properties fo:font-size="20pt" fo:hyphenate="true"/>
    </style:style>
    <style:style style:name="Standard1-outline6" style:family="presentation" style:parent-style-name="Standard1-outline5">
      <style:paragraph-properties fo:margin-left="5.4cm" fo:margin-right="0cm" fo:text-indent="-1.2cm"/>
      <style:text-properties fo:font-size="20pt" fo:hyphenate="true"/>
    </style:style>
    <style:style style:name="Standard1-outline7" style:family="presentation" style:parent-style-name="Standard1-outline6">
      <style:paragraph-properties fo:margin-left="6.2cm" fo:margin-right="0cm" fo:text-indent="-1.2cm"/>
      <style:text-properties fo:font-size="20pt" fo:hyphenate="true"/>
    </style:style>
    <style:style style:name="Standard1-outline8" style:family="presentation" style:parent-style-name="Standard1-outline7">
      <style:paragraph-properties fo:margin-left="7cm" fo:margin-right="0cm" fo:text-indent="-1.2cm"/>
      <style:text-properties fo:font-size="20pt" fo:hyphenate="true"/>
    </style:style>
    <style:style style:name="Standard1-outline9" style:family="presentation" style:parent-style-name="Standard1-outline8">
      <style:paragraph-properties fo:margin-left="7.8cm" fo:margin-right="0cm" fo:text-indent="-1.2cm"/>
      <style:text-properties fo:font-size="20pt" fo:hyphenate="tru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text">
      <style:graphic-properties fo:min-height="1.56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-color="#e6e6e6" draw:textarea-horizontal-align="center" draw:textarea-vertical-align="middle"/>
    </style:style>
    <style:style style:name="gr4" style:family="graphic" style:parent-style-name="standard">
      <style:graphic-properties draw:fill-color="#ff0000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644cm"/>
    </style:style>
    <style:style style:name="gr6" style:family="graphic" style:parent-style-name="standard">
      <style:graphic-properties draw:stroke="none" draw:fill="none" draw:textarea-horizontal-align="center" draw:textarea-vertical-align="middle" style:mirror="none"/>
    </style:style>
    <style:style style:name="pr1" style:family="presentation" style:parent-style-name="Standard1-backgroundobjects">
      <style:graphic-properties draw:textarea-horizontal-align="center" draw:textarea-vertical-align="middle"/>
    </style:style>
    <style:style style:name="P1" style:family="paragraph">
      <style:paragraph-properties fo:margin-left="0cm" fo:margin-right="0cm" fo:margin-top="0cm" fo:margin-bottom="0cm" fo:line-height="100%" fo:text-align="end" text:enable-numbering="false" fo:text-indent="0cm">
        <style:tab-stops/>
      </style:paragraph-properties>
      <style:text-properties fo:hyphenate="false"/>
    </style:style>
    <style:style style:name="P2" style:family="paragraph">
      <style:paragraph-properties fo:text-align="end"/>
      <style:text-properties fo:letter-spacing="0.071cm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text:enable-numbering="false" fo:text-indent="0cm">
        <style:tab-stops/>
      </style:paragraph-properties>
      <style:text-properties fo:hyphenate="false"/>
    </style:style>
    <style:style style:name="P5" style:family="paragraph">
      <style:text-properties fo:color="#ff0000" fo:font-size="12pt"/>
    </style:style>
    <style:style style:name="T1" style:family="text">
      <style:text-properties fo:color="#ff0000" style:text-outline="false" style:text-line-through-style="none" style:text-position="0% 100%" fo:font-family="StarSymbol" style:font-family-generic="swiss" style:font-pitch="variable" style:font-charset="x-symbol" fo:font-size="36pt" fo:letter-spacing="0.071cm" fo:font-style="normal" fo:text-shadow="none" style:text-underline-style="none" fo:font-weight="bold" style:text-underline-mode="continuous" style:text-line-through-mode="continuous" style:letter-kerning="false" style:text-scale="0%"/>
    </style:style>
    <style:style style:name="T2" style:family="text">
      <style:text-properties fo:color="#ff0000" style:text-outline="false" style:text-line-through-style="none" style:text-position="0% 100%" fo:font-size="36pt" fo:letter-spacing="0.071cm" fo:font-style="normal" fo:text-shadow="none" style:text-underline-style="none" fo:font-weight="bold" style:text-underline-mode="continuous" style:text-line-through-mode="continuous" style:letter-kerning="false" style:text-scale="0%"/>
    </style:style>
    <style:style style:name="T3" style:family="text">
      <style:text-properties fo:color="#ff0000" style:text-outline="false" style:text-line-through-style="none" style:text-position="0% 100%" fo:font-size="22pt" fo:letter-spacing="0.071cm" fo:font-style="normal" fo:text-shadow="none" style:text-underline-style="none" fo:font-weight="bold" style:text-underline-mode="continuous" style:text-line-through-mode="continuous" style:letter-kerning="false" style:text-scale="0%"/>
    </style:style>
    <style:style style:name="T4" style:family="text">
      <style:text-properties fo:font-size="12pt"/>
    </style:style>
    <text:list-style style:name="L1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Standard1" style:page-layout-name="PM1" draw:style-name="dp1">
      <draw:frame draw:style-name="gr1" draw:text-style-name="P2" draw:layer="backgroundobjects" svg:width="16.3cm" svg:height="1.563cm" svg:x="0.2cm" svg:y="0.579cm">
        <draw:text-box>
          <text:p text:style-name="P1"><text:span text:style-name="T1">➢</text:span><text:span text:style-name="T2"> </text:span><text:span text:style-name="T3">East-West Trading Co.:</text:span></text:p>
        </draw:text-box>
      </draw:frame>
      <draw:g>
        <office:event-listeners>
          <presentation:event-listener script:event-name="dom:click" presentation:action="show" xlink:href="#Departments" xlink:type="simple" xlink:show="new" xlink:actuate="onRequest"/>
        </office:event-listeners>
        <draw:rect draw:style-name="gr2" draw:text-style-name="P3" draw:layer="backgroundobjects" svg:width="2.691cm" svg:height="2.101cm" svg:x="0.546cm" svg:y="18.443cm">
          <text:p/>
        </draw:rect>
        <draw:rect draw:style-name="gr3" draw:text-style-name="P3" draw:id="id1" draw:layer="backgroundobjects" svg:width="0.828cm" svg:height="0.33cm" svg:x="1.08cm" svg:y="18.563cm">
          <text:p/>
        </draw:rect>
        <draw:rect draw:style-name="gr3" draw:text-style-name="P3" draw:id="id2" draw:layer="backgroundobjects" svg:width="0.828cm" svg:height="0.332cm" svg:x="2.233cm" svg:y="19.198cm">
          <text:p/>
        </draw:rect>
        <draw:rect draw:style-name="gr3" draw:text-style-name="P3" draw:id="id3" draw:layer="backgroundobjects" svg:width="0.829cm" svg:height="0.332cm" svg:x="2.241cm" svg:y="19.633cm">
          <text:p/>
        </draw:rect>
        <draw:rect draw:style-name="gr3" draw:text-style-name="P3" draw:id="id4" draw:layer="backgroundobjects" svg:width="0.828cm" svg:height="0.332cm" svg:x="2.23cm" svg:y="20.081cm">
          <text:p/>
        </draw:rect>
        <draw:polygon draw:style-name="gr4" draw:text-style-name="P3" draw:layer="backgroundobjects" svg:width="0.387cm" svg:height="0.475cm" svg:x="0.693cm" svg:y="19.886cm" svg:viewBox="0 0 388 476" draw:points="387,0 387,475 0,223">
          <text:p/>
        </draw:polygon>
        <draw:connector presentation:style-name="pr1" draw:text-style-name="P3" draw:layer="backgroundobjects" svg:x1="1.494cm" svg:y1="18.893cm" svg:x2="2.233cm" svg:y2="19.364cm" draw:start-shape="id1" draw:start-glue-point="2" draw:end-shape="id2" draw:end-glue-point="3">
          <text:p/>
        </draw:connector>
        <draw:connector presentation:style-name="pr1" draw:text-style-name="P3" draw:layer="backgroundobjects" svg:x1="1.494cm" svg:y1="18.893cm" svg:x2="2.241cm" svg:y2="19.799cm" draw:start-shape="id1" draw:start-glue-point="2" draw:end-shape="id3" draw:end-glue-point="3">
          <text:p/>
        </draw:connector>
        <draw:connector presentation:style-name="pr1" draw:text-style-name="P3" draw:layer="backgroundobjects" svg:x1="2.23cm" svg:y1="20.247cm" svg:x2="1.494cm" svg:y2="18.893cm" draw:start-shape="id4" draw:start-glue-point="3" draw:end-shape="id1" draw:end-glue-point="2">
          <text:p/>
        </draw:connector>
      </draw:g>
      <draw:frame draw:style-name="gr5" draw:text-style-name="P5" draw:layer="backgroundobjects" svg:width="20.505cm" svg:height="0.644cm" draw:transform="rotate (1.5707963267946) translate (27.159cm 20.778cm)">
        <draw:text-box>
          <text:p text:style-name="P4"><text:span text:style-name="T4">East-West Trading Co. / 8 New St. / Boston, MA 77777/ (333) 111 - 2222</text:span></text:p>
        </draw:text-box>
      </draw:frame>
      <draw:frame draw:style-name="gr6" draw:text-style-name="P3" draw:layer="backgroundobjects" svg:width="17.432cm" svg:height="17.428cm" svg:x="5.284cm" svg:y="2.064cm">
        <draw:image xlink:href="Pictures/100000000000014A0000014AF5724124.png" xlink:type="simple" xlink:show="embed" xlink:actuate="onLoad">
          <text:p/>
        </draw:image>
      </draw:frame>
      <draw:frame presentation:style-name="Standard1-title" draw:layer="backgroundobjects" svg:width="25.199cm" svg:height="3.506cm" svg:x="1.4cm" svg:y="0.837cm" presentation:class="title" presentation:placeholder="true">
        <draw:text-box/>
      </draw:frame>
      <draw:frame presentation:style-name="Standard1-outline1" draw:layer="backgroundobjects" svg:width="25.199cm" svg:height="13.859cm" svg:x="1.4cm" svg:y="4.914cm" presentation:class="outline" presentation:placeholder="true">
        <draw:text-box/>
      </draw:frame>
      <presentation:notes style:page-layout-name="PM2">
        <draw:page-thumbnail presentation:style-name="Standard1-title" draw:layer="backgroundobjects" svg:width="13.705cm" svg:height="10.279cm" svg:x="3.647cm" svg:y="2.853cm" presentation:class="page"/>
        <draw:frame presentation:style-name="Standard1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73</meta:generator>
    <dc:title>Company Organization Chart</dc:title>
    <dc:description>Multilevel organization chart of the East-West Trading Company. Click the dark gray corners to view department-specific details.</dc:description>
    <meta:initial-creator>Peter Thielmann</meta:initial-creator>
    <meta:creation-date>1998-03-19T14:08:26</meta:creation-date>
    <dc:creator>Peter Thielmann</dc:creator>
    <dc:date>2000-03-20T16:53:44</dc:date>
    <dc:language>en-US</dc:language>
    <meta:editing-cycles>17</meta:editing-cycles>
    <meta:editing-duration>PT34M30S</meta:editing-duration>
    <meta:user-defined meta:name="Info 0"/>
    <meta:user-defined meta:name="Info 1"/>
    <meta:user-defined meta:name="Info 2"/>
    <meta:user-defined meta:name="Info 3"/>
    <meta:document-statistic meta:object-count="199"/>
  </office:meta>
</office:document-meta>
</file>